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33.299cm" table:align="left"/>
    </style:style>
    <style:style style:name="Tableau1.A" style:family="table-column">
      <style:table-column-properties style:column-width="7.495cm"/>
    </style:style>
    <style:style style:name="Tableau1.B" style:family="table-column">
      <style:table-column-properties style:column-width="15.36cm"/>
    </style:style>
    <style:style style:name="Tableau1.C" style:family="table-column">
      <style:table-column-properties style:column-width="10.444cm"/>
    </style:style>
    <style:style style:name="Tableau1.A1" style:family="table-cell">
      <style:table-cell-properties style:vertical-align="middle" fo:padding="0.049cm" fo:border="none"/>
    </style:style>
    <style:style style:name="Tableau1.A2" style:family="table-cell">
      <style:table-cell-properties fo:padding="0.049cm" fo:border="none"/>
    </style:style>
    <style:style style:name="Tableau1.B2" style:family="table-cell">
      <style:table-cell-properties fo:padding="0.049cm" fo:border="none"/>
    </style:style>
    <style:style style:name="Tableau1.C2" style:family="table-cell">
      <style:table-cell-properties fo:padding="0.049cm" fo:border="none"/>
    </style:style>
    <style:style style:name="Tableau2" style:family="table">
      <style:table-properties style:width="37.955cm" table:align="left"/>
    </style:style>
    <style:style style:name="Tableau2.A" style:family="table-column">
      <style:table-column-properties style:column-width="8.195cm"/>
    </style:style>
    <style:style style:name="Tableau2.B" style:family="table-column">
      <style:table-column-properties style:column-width="18.046cm"/>
    </style:style>
    <style:style style:name="Tableau2.C" style:family="table-column">
      <style:table-column-properties style:column-width="11.714cm"/>
    </style:style>
    <style:style style:name="Tableau2.A1" style:family="table-cell">
      <style:table-cell-properties style:vertical-align="middle" fo:padding="0.049cm" fo:border="none"/>
    </style:style>
    <style:style style:name="Tableau2.A2" style:family="table-cell">
      <style:table-cell-properties fo:padding="0.049cm" fo:border="none"/>
    </style:style>
    <style:style style:name="Tableau2.B2" style:family="table-cell">
      <style:table-cell-properties fo:padding="0.049cm" fo:border="none"/>
    </style:style>
    <style:style style:name="Tableau2.C2" style:family="table-cell">
      <style:table-cell-properties fo:padding="0.049cm" fo:border="none"/>
    </style:style>
    <style:style style:name="Tableau2.A3" style:family="table-cell">
      <style:table-cell-properties fo:padding="0.049cm" fo:border="none"/>
    </style:style>
    <style:style style:name="Tableau2.B3" style:family="table-cell">
      <style:table-cell-properties fo:padding="0.049cm" fo:border="none"/>
    </style:style>
    <style:style style:name="Tableau2.C3" style:family="table-cell">
      <style:table-cell-properties fo:padding="0.049cm" fo:border="none"/>
    </style:style>
    <style:style style:name="Tableau2.A4" style:family="table-cell">
      <style:table-cell-properties fo:padding="0.049cm" fo:border="none"/>
    </style:style>
    <style:style style:name="Tableau2.B4" style:family="table-cell">
      <style:table-cell-properties fo:padding="0.049cm" fo:border="none"/>
    </style:style>
    <style:style style:name="Tableau2.C4" style:family="table-cell">
      <style:table-cell-properties fo:padding="0.049cm" fo:border="none"/>
    </style:style>
    <style:style style:name="Tableau2.A5" style:family="table-cell">
      <style:table-cell-properties fo:padding="0.049cm" fo:border="none"/>
    </style:style>
    <style:style style:name="Tableau2.B5" style:family="table-cell">
      <style:table-cell-properties fo:padding="0.049cm" fo:border="none"/>
    </style:style>
    <style:style style:name="Tableau2.C5" style:family="table-cell">
      <style:table-cell-properties fo:padding="0.049cm" fo:border="none"/>
    </style:style>
    <style:style style:name="Tableau2.A6" style:family="table-cell">
      <style:table-cell-properties fo:padding="0.049cm" fo:border="none"/>
    </style:style>
    <style:style style:name="Tableau2.B6" style:family="table-cell">
      <style:table-cell-properties fo:padding="0.049cm" fo:border="none"/>
    </style:style>
    <style:style style:name="Tableau2.C6" style:family="table-cell">
      <style:table-cell-properties fo:padding="0.049cm" fo:border="none"/>
    </style:style>
    <style:style style:name="P1" style:family="paragraph" style:parent-style-name="Text_20_body">
      <style:paragraph-properties fo:margin-top="0cm" fo:margin-bottom="0cm" loext:contextual-spacing="false"/>
    </style:style>
    <style:style style:name="P2" style:family="paragraph" style:parent-style-name="Table_20_Heading">
      <style:paragraph-properties fo:text-align="center" style:justify-single-word="false"/>
    </style:style>
    <style:style style:name="P3" style:family="paragraph" style:parent-style-name="Preformatted_20_Text">
      <style:paragraph-properties fo:margin-top="0cm" fo:margin-bottom="0.499cm" loext:contextual-spacing="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1">
      <style:paragraph-properties fo:margin-top="0cm" fo:margin-bottom="0cm" loext:contextual-spacing="false"/>
    </style:style>
    <style:style style:name="P12" style:family="paragraph" style:parent-style-name="Text_20_body" style:list-style-name="L2">
      <style:paragraph-properties fo:margin-top="0cm" fo:margin-bottom="0cm" loext:contextual-spacing="false"/>
    </style:style>
    <style:style style:name="P13" style:family="paragraph" style:parent-style-name="Text_20_body" style:list-style-name="L3">
      <style:paragraph-properties fo:margin-top="0cm" fo:margin-bottom="0cm" loext:contextual-spacing="false"/>
    </style:style>
    <style:style style:name="P14" style:family="paragraph" style:parent-style-name="Text_20_body" style:list-style-name="L4">
      <style:paragraph-properties fo:margin-top="0cm" fo:margin-bottom="0cm" loext:contextual-spacing="false"/>
    </style:style>
    <style:style style:name="P15" style:family="paragraph" style:parent-style-name="Text_20_body" style:list-style-name="L5">
      <style:paragraph-properties fo:margin-top="0cm" fo:margin-bottom="0cm" loext:contextual-spacing="false"/>
    </style:style>
    <style:style style:name="P16" style:family="paragraph" style:parent-style-name="Text_20_body" style:list-style-name="L6">
      <style:paragraph-properties fo:margin-top="0cm" fo:margin-bottom="0cm" loext:contextual-spacing="false"/>
    </style:style>
    <style:style style:name="P17" style:family="paragraph" style:parent-style-name="Text_20_body" style:list-style-name="L7">
      <style:paragraph-properties fo:margin-top="0cm" fo:margin-bottom="0cm" loext:contextual-spacing="false"/>
    </style:style>
    <style:style style:name="P18" style:family="paragraph" style:parent-style-name="Table_20_Heading">
      <style:paragraph-properties fo:text-align="center" style:justify-single-word="false"/>
    </style:style>
    <style:style style:name="P19" style:family="paragraph" style:parent-style-name="Table_20_Heading">
      <style:text-properties fo:font-size="8pt" style:font-size-asian="8pt" style:font-size-complex="8pt"/>
    </style:style>
    <style:style style:name="P20" style:family="paragraph" style:parent-style-name="Preformatted_20_Text">
      <style:text-properties fo:font-size="8pt" style:font-size-asian="8pt" style:font-size-complex="8pt"/>
    </style:style>
    <style:style style:name="P21" style:family="paragraph" style:parent-style-name="Preformatted_20_Text">
      <style:paragraph-properties fo:margin-top="0cm" fo:margin-bottom="0.499cm" loext:contextual-spacing="false"/>
      <style:text-properties fo:font-size="8pt" style:font-size-asian="8pt" style:font-size-complex="8pt"/>
    </style:style>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fo:font-style="italic"/>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tour">
        <text:section text:style-name="Sect1" text:name="header">
          <text:h text:style-name="Heading_20_1" text:outline-level="1">Devoir de programmation Réseaux</text:h>
          <text:h text:style-name="Heading_20_2" text:outline-level="2">Martin Delacourt, Nicolas Ollinger</text:h>
        </text:section>
        <text:section text:style-name="Sect1" text:name="corps">
          <text:list xml:id="list1789133413076450475" text:style-name="L1">
            <text:list-item>
              <text:p text:style-name="P11"><text:a xlink:type="simple" xlink:href="http://celene.univ-orleans.fr/pluginfile.php/463035/mod_resource/content/6/SujetDevoir.html#toc1" text:style-name="Internet_20_link" text:visited-style-name="Visited_20_Internet_20_Link">Protocole ICB</text:a> </text:p>
            </text:list-item>
            <text:list-item>
              <text:p text:style-name="P4"><text:a xlink:type="simple" xlink:href="http://celene.univ-orleans.fr/pluginfile.php/463035/mod_resource/content/6/SujetDevoir.html#toc2" text:style-name="Internet_20_link" text:visited-style-name="Visited_20_Internet_20_Link">Travail à accomplir</text:a> </text:p>
            </text:list-item>
          </text:list>
          <text:section text:style-name="Sect1" text:name="body">
            <text:p text:style-name="Text_20_body">Le but de ce devoir est d'implémenter un serveur pour le protocole ICB (<text:a xlink:type="simple" xlink:href="http://www.icb.net/" text:style-name="Internet_20_link" text:visited-style-name="Visited_20_Internet_20_Link">www.icb.net</text:a>). C'est un protocole client-serveur de chat centralisé, utilisant des messages principalement textuels. Vous avez à disposition : </text:p>
            <text:list xml:id="list3641587464040662746" text:style-name="L2">
              <text:list-item>
                <text:p text:style-name="P12">une <text:a xlink:type="simple" xlink:href="ftp://ftp.icb.net/pub/icb/src/icbd/Protocol.html" text:style-name="Internet_20_link" text:visited-style-name="Visited_20_Internet_20_Link">spécification du protocole</text:a> qui détaille la structure et le contenu des messages échangés entre client et serveur; </text:p>
              </text:list-item>
              <text:list-item>
                <text:p text:style-name="P5">un lab netkit (<text:span text:style-name="T1">labicb</text:span>) contenant un serveur ICB et un client python. </text:p>
              </text:list-item>
            </text:list>
            <text:p text:style-name="Text_20_body">Vous rendrez un seul fichier <text:span text:style-name="T1">icbserv.py</text:span> contenant le code python du serveur ICB que vous aurez programmé. </text:p>
            <text:h text:style-name="Heading_20_1" text:outline-level="1"><text:bookmark text:name="toc1"/>Protocole ICB</text:h>
            <text:p text:style-name="Text_20_body">Les échanges du protocole ICB se font au travers d'une connexion TCP entre chaque client et le serveur d'accueil. Une fois la connexion établie, les paquets échangés sont décrits dans la <text:a xlink:type="simple" xlink:href="ftp://ftp.icb.net/pub/icb/src/icbd/Protocol.html" text:style-name="Internet_20_link" text:visited-style-name="Visited_20_Internet_20_Link">spécification</text:a>. Tous les paquets ont la même structure <text:span text:style-name="Source_20_Text">LTd</text:span> où : </text:p>
            <text:list xml:id="list1678235221207543912" text:style-name="L3">
              <text:list-item>
                <text:p text:style-name="P13"><text:span text:style-name="Source_20_Text">L</text:span> est la taille en octets du paquet, elle est codée sur un seul octet (i.e. un caractère). La taille ne compte pas l'octet correspondant à <text:span text:style-name="Source_20_Text">L</text:span>, en revanche, elle inclut <text:span text:style-name="Source_20_Text">T</text:span> et le caractère NULL (<text:span text:style-name="Source_20_Text">\x00</text:span>) terminal; </text:p>
              </text:list-item>
              <text:list-item>
                <text:p text:style-name="P13"><text:span text:style-name="Source_20_Text">T</text:span> est le type du paquet codé sur un seul octet; </text:p>
              </text:list-item>
              <text:list-item>
                <text:p text:style-name="P13"><text:span text:style-name="Source_20_Text">d</text:span> est un ensemble de champs textuels séparés par le caractère <text:span text:style-name="Source_20_Text">\x01</text:span>. La liste de champs correspondants à un type de paquet est décrite dans la <text:a xlink:type="simple" xlink:href="ftp://ftp.icb.net/pub/icb/src/icbd/Protocol.html" text:style-name="Internet_20_link" text:visited-style-name="Visited_20_Internet_20_Link">spécification</text:a>, certains champs sont susceptibles d'être optionnels; </text:p>
              </text:list-item>
              <text:list-item>
                <text:p text:style-name="P6">le caractère <text:span text:style-name="Source_20_Text">\x00</text:span> marquant la fin du paquet. </text:p>
              </text:list-item>
            </text:list>
            <text:h text:style-name="Heading_20_2" text:outline-level="2">Utilisation du client</text:h>
            <text:p text:style-name="P1">On lance le client avec la commande <text:span text:style-name="Source_20_Text">/icb</text:span>, ce qui établit la connexion avec le serveur et procède au login. Toute ligne ne commençant pas par <text:span text:style-name="Source_20_Text">/</text:span> est considérée comme un message ouvert. Le serveur connaît l'ensemble des groupes et utilisateurs connectés, auquel le client a accès par la commande <text:span text:style-name="Source_20_Text">/w</text:span>. </text:p>
            <table:table table:name="Tableau1" table:style-name="Tableau1">
              <table:table-column table:style-name="Tableau1.A"/>
              <table:table-column table:style-name="Tableau1.B"/>
              <table:table-column table:style-name="Tableau1.C"/>
              <table:table-row>
                <table:table-cell table:style-name="Tableau1.A1" office:value-type="string">
                  <text:p text:style-name="P2">Alice</text:p>
                </table:table-cell>
                <table:table-cell table:style-name="Tableau1.A1" office:value-type="string">
                  <text:p text:style-name="P2">Bob</text:p>
                </table:table-cell>
                <table:table-cell table:style-name="Tableau1.A1" office:value-type="string">
                  <text:p text:style-name="P2">Charlie</text:p>
                </table:table-cell>
              </table:table-row>
              <table:table-row>
                <table:table-cell table:style-name="Tableau1.A2" office:value-type="string">
                  <text:p text:style-name="P20">alice:~# ./icb</text:p>
                  <text:p text:style-name="P20">welcome to python icb.</text:p>
                  <text:p text:style-name="P20">warning: can't read config file, using defaults.</text:p>
                  <text:p text:style-name="P20">connected to the daicbd ICB server (icbd)</text:p>
                  <text:p text:style-name="P20">Logged in.</text:p>
                  <text:p text:style-name="P20"><text:soft-page-break/>[=Status=] You are now in group agora</text:p>
                  <text:p text:style-name="P20">[=Sign-on=] bob (bob@10.0.0.2) entered group</text:p>
                  <text:p text:style-name="P20">[=Sign-on=] charlie (charlie@10.0.0.3) entered group</text:p>
                  <text:p text:style-name="P20">/w</text:p>
                  <text:p text:style-name="P20"><text:s/></text:p>
                  <text:p text:style-name="P20">Group: agora <text:s text:c="3"/>(pvl) Mod: (None) <text:s text:c="7"/>Topic: (None)</text:p>
                  <text:p text:style-name="P20"><text:s text:c="3"/>charlie <text:s text:c="9"/>11s <text:s/>14:32 <text:s/>charlie@10.0.0.3 <text:s/></text:p>
                  <text:p text:style-name="P20"><text:s text:c="3"/>bob <text:s text:c="13"/>14s <text:s/>14:32 <text:s/>bob@10.0.0.2 <text:s/></text:p>
                  <text:p text:style-name="P20"><text:s text:c="3"/>alice <text:s text:c="13"/>- <text:s/>14:32 <text:s/>alice@10.0.0.1 <text:s/></text:p>
                  <text:p text:style-name="P20"><text:s/></text:p>
                  <text:p text:style-name="P20">Group: 1 <text:s text:c="7"/>(pvl) Mod: (None) <text:s text:c="7"/>Topic: (None)</text:p>
                  <text:p text:style-name="P21">Total: 3 users in 2 groups</text:p>
                </table:table-cell>
                <table:table-cell table:style-name="Tableau1.B2" office:value-type="string">
                  <text:p text:style-name="P20">bob:~# ./icb</text:p>
                  <text:p text:style-name="P20">welcome to python icb.</text:p>
                  <text:p text:style-name="P20">warning: can't read config file, using defaults.</text:p>
                  <text:p text:style-name="P20">connected to the daicbd ICB server (icbd)</text:p>
                  <text:p text:style-name="P20">Logged in.</text:p>
                  <text:p text:style-name="P20">[=Status=] You are now in group agora</text:p>
                  <text:p text:style-name="P21"><text:soft-page-break/>[=Sign-on=] charlie (charlie@10.0.0.3) entered group</text:p>
                </table:table-cell>
                <table:table-cell table:style-name="Tableau1.C2" office:value-type="string">
                  <text:p text:style-name="Preformatted_20_Text">charlie:~# ./icb</text:p>
                  <text:p text:style-name="Preformatted_20_Text">welcome to python icb.</text:p>
                  <text:p text:style-name="Preformatted_20_Text">warning: can't read config file, using defaults.</text:p>
                  <text:p text:style-name="Preformatted_20_Text">connected to the daicbd ICB server (icbd)</text:p>
                  <text:p text:style-name="Preformatted_20_Text">Logged in.</text:p>
                  <text:p text:style-name="P3"><text:soft-page-break/>[=Status=] You are now in group agora</text:p>
                </table:table-cell>
              </table:table-row>
            </table:table>
            <text:p text:style-name="P1">On considère ici uniquement les commandes <text:span text:style-name="Source_20_Text">/w, /m, /g, /name, /topic, /pass, /q</text:span> ainsi que la commande <text:span text:style-name="Source_20_Text">/?</text:span> qui liste toutes les commandes recevables par le serveur. Les exemples ci-dessous illustrent les usages de ces commandes. La commande <text:span text:style-name="Source_20_Text">/m</text:span> permet d'envoyer un message personnel, <text:span text:style-name="Source_20_Text">/g</text:span> permet de changer de groupe ou de créer un groupe s'il n'existe pas encore, auquel cas on en devient modérateur. La commande <text:span text:style-name="Source_20_Text">/topic</text:span> change le thème du groupe, et <text:span text:style-name="Source_20_Text">/pass</text:span> permet à un modérateur de transférer les droits de modération ou de se les attribuer s'il n'y a pas de modérateur. On affiche son surnom ou on en change avec <text:span text:style-name="Source_20_Text">/name</text:span>, enfin <text:span text:style-name="Source_20_Text">/q</text:span> provoque une déconnexion. </text:p>
            <table:table table:name="Tableau2" table:style-name="Tableau2">
              <table:table-column table:style-name="Tableau2.A"/>
              <table:table-column table:style-name="Tableau2.B"/>
              <table:table-column table:style-name="Tableau2.C"/>
              <table:table-row>
                <table:table-cell table:style-name="Tableau2.A1" office:value-type="string">
                  <text:p text:style-name="P2">Alice</text:p>
                </table:table-cell>
                <table:table-cell table:style-name="Tableau2.A1" office:value-type="string">
                  <text:p text:style-name="P2">Bob</text:p>
                </table:table-cell>
                <table:table-cell table:style-name="Tableau2.A1" office:value-type="string">
                  <text:p text:style-name="P2">Charlie</text:p>
                </table:table-cell>
              </table:table-row>
              <table:table-row>
                <table:table-cell table:style-name="Tableau2.A6" office:value-type="string">
                  <text:p text:style-name="P20">Hello</text:p>
                  <text:p text:style-name="P21">/m bob world!</text:p>
                </table:table-cell>
                <table:table-cell table:style-name="Tableau2.B6" office:value-type="string">
                  <text:p text:style-name="P20">‹alice› Hello</text:p>
                  <text:p text:style-name="P21">‹*alice*› world!</text:p>
                </table:table-cell>
                <table:table-cell table:style-name="Tableau2.C6" office:value-type="string">
                  <text:p text:style-name="Preformatted_20_Text">‹alice› Hello</text:p>
                  <text:p text:style-name="Preformatted_20_Text">/?</text:p>
                  <text:p text:style-name="Preformatted_20_Text">[=Help=] Server supports following commands:</text:p>
                  <text:p text:style-name="P3">[=Help=] beep boot g m name nobeep pass topic w</text:p>
                </table:table-cell>
              </table:table-row>
              <table:table-row>
                <table:table-cell table:style-name="Tableau2.A6" office:value-type="string">
                  <text:p text:style-name="P21">[=Depart=] bob (bob@10.0.0.2) just left</text:p>
                </table:table-cell>
                <table:table-cell table:style-name="Tableau2.B6" office:value-type="string">
                  <text:p text:style-name="P20">/g piscine</text:p>
                  <text:p text:style-name="P21">[=Status=] You are now in group piscine as moderator</text:p>
                </table:table-cell>
                <table:table-cell table:style-name="Tableau2.C6" office:value-type="string">
                  <text:p text:style-name="P3">[=Depart=] bob (bob@10.0.0.2) just left</text:p>
                </table:table-cell>
              </table:table-row>
              <table:table-row>
                <table:table-cell table:style-name="Tableau2.A6" office:value-type="string">
                  <text:p text:style-name="P20">/w</text:p>
                  <text:p text:style-name="P20"><text:s/></text:p>
                  <text:p text:style-name="P20">Group: piscine <text:s/>(mvl) Mod: bob <text:s text:c="10"/>Topic: (None)</text:p>
                  <text:p text:style-name="P20"><text:s/>* bob <text:s text:c="13"/>22s <text:s/>14:46 <text:s/>bob@10.0.0.2 <text:s/></text:p>
                  <text:p text:style-name="P20"><text:s/></text:p>
                  <text:p text:style-name="P20">Group: agora <text:s text:c="3"/>(pvl) Mod: (None) <text:s text:c="7"/>Topic: (None)</text:p>
                  <text:p text:style-name="P20"><text:s text:c="3"/>alice <text:s text:c="13"/>- <text:s/>14:46 <text:s/>alice@10.0.0.1 <text:s/></text:p>
                  <text:p text:style-name="P20"><text:s text:c="3"/>charlie <text:s text:c="7"/>4m22s <text:s/>14:46 <text:s/>charlie@10.0.0.3 <text:s/></text:p>
                  <text:p text:style-name="P20"><text:s/></text:p>
                  <text:p text:style-name="P20">Group: 1 <text:s text:c="7"/>(pvl) Mod: (None) <text:s text:c="7"/>Topic: (None)</text:p>
                  <text:p text:style-name="P20">Total: 3 users in 3 groups</text:p>
                  <text:p text:style-name="P21">‹charlie› Bob?</text:p>
                </table:table-cell>
                <table:table-cell table:style-name="Tableau2.B6" office:value-type="string">
                  <text:p text:style-name="P19"/>
                </table:table-cell>
                <table:table-cell table:style-name="Tableau2.C6" office:value-type="string">
                  <text:p text:style-name="Preformatted_20_Text">Bob?</text:p>
                  <text:p text:style-name="Preformatted_20_Text">/topic Where is Bob?</text:p>
                  <text:p text:style-name="P3">[=Notify=] Setting the topic is only for moderators.</text:p>
                </table:table-cell>
              </table:table-row>
              <table:table-row>
                <table:table-cell table:style-name="Tableau2.A6" office:value-type="string">
                  <text:p text:style-name="P20">[=Notify=] server has passed moderation to charlie</text:p>
                  <text:p text:style-name="P20">[=Topic=] charlie changed the topic to "Where is Bob?"</text:p>
                  <text:p text:style-name="P20">/name <text:s text:c="5"/></text:p>
                  <text:p text:style-name="P20">[=Name=] Your nickname is alice</text:p>
                  <text:p text:style-name="P20">/name zebra</text:p>
                  <text:p text:style-name="P21">[=Name=] alice changed nickname to zebra</text:p>
                </table:table-cell>
                <table:table-cell table:style-name="Tableau2.B6" office:value-type="string">
                  <text:p text:style-name="P20">/w</text:p>
                  <text:p text:style-name="P20"><text:s/></text:p>
                  <text:p text:style-name="P20">Group: piscine <text:s/>(mvl) Mod: bob <text:s text:c="10"/>Topic: (None)</text:p>
                  <text:p text:style-name="P20"><text:s/>* bob <text:s text:c="15"/>- <text:s/>14:46 <text:s/>bob@10.0.0.2 <text:s/></text:p>
                  <text:p text:style-name="P20"><text:s/></text:p>
                  <text:p text:style-name="P20">Group: agora <text:s text:c="3"/>(mvl) Mod: charlie <text:s text:c="6"/>Topic: Where is Bob?</text:p>
                  <text:p text:style-name="P20"><text:s text:c="3"/>alice <text:s text:c="9"/>7m54s <text:s/>14:46 <text:s/>alice@10.0.0.1 <text:s/></text:p>
                  <text:p text:style-name="P20"><text:s/>* charlie <text:s text:c="7"/>3m19s <text:s/>14:46 <text:s/>charlie@10.0.0.3 <text:s/></text:p>
                  <text:p text:style-name="P20"><text:s/></text:p>
                  <text:p text:style-name="P20">Group: 1 <text:s text:c="7"/>(pvl) Mod: (None) <text:s text:c="7"/>Topic: (None)</text:p>
                  <text:p text:style-name="P21">Total: 3 users in 3 groups</text:p>
                </table:table-cell>
                <table:table-cell table:style-name="Tableau2.C6" office:value-type="string">
                  <text:p text:style-name="Preformatted_20_Text">/pass</text:p>
                  <text:p text:style-name="Preformatted_20_Text">[=Notify=] server just passed you moderation of agora</text:p>
                  <text:p text:style-name="Preformatted_20_Text">/topic Where is Bob?</text:p>
                  <text:p text:style-name="Preformatted_20_Text">[=Topic=] charlie changed the topic to "Where is Bob?"</text:p>
                  <text:p text:style-name="P3">[=Name=] alice changed nickname to zebra</text:p>
                </table:table-cell>
              </table:table-row>
              <text:soft-page-break/>
              <table:table-row>
                <table:table-cell table:style-name="Tableau2.A6" office:value-type="string">
                  <text:p text:style-name="P20">[=Sign-off=] charlie (charlie@10.0.0.3) just left</text:p>
                  <text:p text:style-name="P20">/w</text:p>
                  <text:p text:style-name="P20"><text:s/></text:p>
                  <text:p text:style-name="P20">Group: piscine <text:s/>(mvl) Mod: bob <text:s text:c="10"/>Topic: (None)</text:p>
                  <text:p text:style-name="P20"><text:s/>* bob <text:s text:c="12"/>9m7s <text:s/>14:46 <text:s/>bob@10.0.0.2 <text:s/></text:p>
                  <text:p text:style-name="P20"><text:s/></text:p>
                  <text:p text:style-name="P20">Group: agora <text:s text:c="3"/>(pvl) Mod: (None) <text:s text:c="7"/>Topic: Where is Bob?</text:p>
                  <text:p text:style-name="P20"><text:s text:c="3"/>zebra <text:s text:c="13"/>- <text:s/>14:46 <text:s/>alice@10.0.0.1 <text:s/></text:p>
                  <text:p text:style-name="P20"><text:s/></text:p>
                  <text:p text:style-name="P20">Group: 1 <text:s text:c="7"/>(pvl) Mod: (None) <text:s text:c="7"/>Topic: (None)</text:p>
                  <text:p text:style-name="P21">Total: 2 users in 3 groups</text:p>
                </table:table-cell>
                <table:table-cell table:style-name="Tableau2.B6" office:value-type="string">
                  <text:p text:style-name="P19"/>
                </table:table-cell>
                <table:table-cell table:style-name="Tableau2.C6" office:value-type="string">
                  <text:p text:style-name="Preformatted_20_Text">/q</text:p>
                  <text:p text:style-name="P3">charlie:~# </text:p>
                </table:table-cell>
              </table:table-row>
            </table:table>
            <text:h text:style-name="Heading_20_2" text:outline-level="2">Paquets échangés</text:h>
            <text:p text:style-name="Text_20_body">Le détail des paquets est donné dans la <text:a xlink:type="simple" xlink:href="ftp://ftp.icb.net/pub/icb/src/icbd/Protocol.html" text:style-name="Internet_20_link" text:visited-style-name="Visited_20_Internet_20_Link">spécification</text:a> du protocole. Une session standard est constituée de la suite de paquets suivante : </text:p>
            <text:list xml:id="list4420387544948338773" text:style-name="L4">
              <text:list-item>
                <text:p text:style-name="P14">un paquet de type <text:span text:style-name="Source_20_Text">Protocol</text:span> est envoyé par le serveur une fois la connexion TCP établie, on utilisera le niveau de protocole 1 pour le premier champ; </text:p>
              </text:list-item>
              <text:list-item>
                <text:p text:style-name="P14">un paquet de type <text:span text:style-name="Source_20_Text">Login</text:span> envoyé par le client, avec la commande <text:span text:style-name="Source_20_Text">login</text:span> dans le champ 3. On ne se préoccupera pas des champs 4, 5 et 6 dans cette implémentation; </text:p>
              </text:list-item>
              <text:list-item>
                <text:p text:style-name="P14">un paquet réponse de type <text:span text:style-name="Source_20_Text">Login</text:span> envoyé par le serveur suivi d'un paquet de type <text:span text:style-name="Source_20_Text">Status</text:span> contenant <text:span text:style-name="Source_20_Text">Status</text:span> dans son champ 0; </text:p>
              </text:list-item>
              <text:list-item>
                <text:p text:style-name="P14">une suite de paquets de types <text:span text:style-name="Source_20_Text">Open</text:span>, <text:span text:style-name="Source_20_Text">Personal</text:span>, <text:span text:style-name="Source_20_Text">Status</text:span>, <text:span text:style-name="Source_20_Text">Error</text:span>, <text:span text:style-name="Source_20_Text">Command</text:span> et <text:span text:style-name="Source_20_Text">Command Output</text:span>; </text:p>
              </text:list-item>
              <text:list-item>
                <text:p text:style-name="P7">le client ferme la connexion TCP. </text:p>
              </text:list-item>
            </text:list>
            <text:p text:style-name="Text_20_body">Toutes les notifications de type </text:p>
            <text:p text:style-name="P3">[=status_category=] status message</text:p>
            <text:p text:style-name="Text_20_body">sont des paquets de type <text:span text:style-name="Source_20_Text">Status</text:span> contenant <text:span text:style-name="Source_20_Text">status_category</text:span> dans le champ 0. </text:p>
            <text:p text:style-name="Text_20_body">Une commande <text:span text:style-name="Source_20_Text">/cmd</text:span> est transmise par un paquet de type <text:span text:style-name="Source_20_Text">Command</text:span> avec <text:span text:style-name="Source_20_Text">cmd</text:span> dans le champ 0. Une exception : lors d'une commande <text:span text:style-name="Source_20_Text">/?</text:span>, le champ 0 contient <text:span text:style-name="Source_20_Text">Help</text:span>. Si une réponse est nécessaire, elle sera transmise au moyen d'un paquet de type <text:span text:style-name="Source_20_Text">Command Output</text:span>, le champ 0 (<text:span text:style-name="Source_20_Text">Output Type</text:span>) contiendra <text:span text:style-name="Source_20_Text">co</text:span>, <text:span text:style-name="Source_20_Text">wl</text:span> ou <text:span text:style-name="Source_20_Text">wg</text:span> dans votre implémentation. Un message personnel est traité par le client comme étant la commande <text:span text:style-name="Source_20_Text">/m</text:span> puis transmis par le serveur au moyen d'un paquet de type <text:span text:style-name="Source_20_Text">Personal</text:span>. Le serveur envoie des paquets de type <text:span text:style-name="Source_20_Text">Error</text:span> lorsque nécessaire, par exemple en cas de paquet mal constitué ou d'opération interdite. </text:p>
            <text:p text:style-name="Text_20_body">Attention, la commande <text:span text:style-name="Source_20_Text">/q</text:span> est interne au client, elle n'est pas transmise au serveur. Elle provoque la fermeture de la socket du côté client. En détectant cette fermeture, le serveur apprend le départ de l'utilisateur concerné. </text:p>
            <text:h text:style-name="Heading_20_1" text:outline-level="1"><text:bookmark text:name="toc2"/>Travail à accomplir</text:h>
            <text:p text:style-name="Text_20_body">Vous écrirez un serveur ICB en Python. Le fichier sera nommé <text:span text:style-name="T1">icbserv.py</text:span>. </text:p>
            <text:p text:style-name="Text_20_body"><text:soft-page-break/>Dans la version fournie de <text:span text:style-name="T1">labibc</text:span>, un serveur ICB de test se lance au démarrage du lab, ce qui vous permettra de manipuler le client à volonté. Pour tester votre serveur, vous ouvrirez le fichier <text:span text:style-name="T1">server.startup</text:span> du lab, il contient la ligne </text:p>
            <text:p text:style-name="P3">./icbd -4 -C -d -G agora -L log -n -S daicbd -v 0.0.0.0:7326 &amp;</text:p>
            <text:p text:style-name="Text_20_body">que vous supprimerez ou commenterez (#) pour annuler le lancement automatique du serveur ICB. Ensuite, vous placerez votre fichier <text:span text:style-name="T1">icbserv.py</text:span> dans le répertoire <text:span text:style-name="T1">shared/root/</text:span> et ajouterez une ligne dans <text:span text:style-name="T1">server.startup</text:span> pour lancer votre serveur au démarrage. </text:p>
            <text:p text:style-name="Text_20_body">Il est conseillé de s'inspirer du serveur de chat vu en TP (fiche TP2, 1.3), ICB utilise des connexions TCP et le serveur écoute sur le port 7326. </text:p>
            <text:p text:style-name="Text_20_body">Votre serveur doit : </text:p>
            <text:list xml:id="list6786896339169232623" text:style-name="L5">
              <text:list-item>
                <text:p text:style-name="P15">autoriser une connexion demandée par le client fourni; </text:p>
              </text:list-item>
              <text:list-item>
                <text:p text:style-name="P15">imiter le comportement du serveur exemple lors de la réception des paquets de type <text:span text:style-name="Source_20_Text">Login</text:span>, <text:span text:style-name="Source_20_Text">Open</text:span> et <text:span text:style-name="Source_20_Text">Command</text:span>; </text:p>
              </text:list-item>
              <text:list-item>
                <text:p text:style-name="P15">traiter les commandes <text:span text:style-name="Source_20_Text">/w, /m, /g, /name, /topic, /pass</text:span> et <text:span text:style-name="Source_20_Text">/?</text:span>; </text:p>
              </text:list-item>
              <text:list-item>
                <text:p text:style-name="P8">détecter le départ d'un utilisateur et le supprimer de ses listes d'utilisateurs/groupes. </text:p>
              </text:list-item>
            </text:list>
            <text:h text:style-name="Heading_20_1" text:outline-level="1">Éléments de programmation réseau en Python 3</text:h>
            <text:p text:style-name="Text_20_body">Un socket est une interface de connexion qui permet à des processus de communiquer, notamment à travers un réseau TCP/IP. </text:p>
            <text:p text:style-name="Text_20_body">Il existe deux modes de communication : </text:p>
            <text:list xml:id="list618043266796199368" text:style-name="L6">
              <text:list-item>
                <text:p text:style-name="P16">connecté : le protocole TCP est utilisé et une communication durable est établie, ce qui permet plusieurs échanges. </text:p>
              </text:list-item>
              <text:list-item>
                <text:p text:style-name="P9">non connecté : le protocole UDP est utilisé et la communication ne dure que le temps d'envoyer les données, la communication est ensuite coupée. </text:p>
              </text:list-item>
            </text:list>
            <text:p text:style-name="Text_20_body">Nous utiliserons dans la suite un socket connecté. </text:p>
            <text:h text:style-name="Heading_20_2" text:outline-level="2">Créer un socket</text:h>
            <text:p text:style-name="Text_20_body">On commence par créer un socket et définir quelques options : </text:p>
            <text:p text:style-name="Preformatted_20_Text">from socket import socket, SOL_SOCKET, SO_REUSEADDR</text:p>
            <text:p text:style-name="Preformatted_20_Text"/>
            <text:p text:style-name="Preformatted_20_Text">s = socket()</text:p>
            <text:p text:style-name="P3">s.setsockopt(SOL_SOCKET, SO_REUSEADDR, 1)</text:p>
            <text:p text:style-name="Text_20_body">La dernière ligne définit l'option <text:span text:style-name="Source_20_Text">SO_REUSEADDR</text:span> qui autorise la réutilisation d'un port immédiatement après la fermeture du socket (sinon, il y a un temps de latence, qui peut parfois retourner une erreur <text:span text:style-name="Source_20_Text">Address already in use</text:span> lors de la mise au point du code). </text:p>
            <text:h text:style-name="Heading_20_2" text:outline-level="2"><text:soft-page-break/>Établir une connexion</text:h>
            <text:h text:style-name="Heading_20_3" text:outline-level="3">Côté serveur : attendre une connexion sur le socket</text:h>
            <text:p text:style-name="Text_20_body">Le socket doit être lié à un port sur lequel se fera l'écoute. La fonction <text:span text:style-name="Source_20_Text">bind</text:span> attend en paramètre une paire constituée d'une adresse IP servant à filtrer les clients autorisés à se connecter (<text:span text:style-name="Source_20_Text">0.0.0.0</text:span> si on ne filtre pas) et du numéro de port à réserver. La fonction <text:span text:style-name="Source_20_Text">listen</text:span> attend en paramètre le nombre maximum de connexions <text:span text:style-name="T2">en attente</text:span> dans la queue de réception, avant acceptation par le serveur. </text:p>
            <text:p text:style-name="Text_20_body">Ensuite, chaque appel à la fonction <text:span text:style-name="Source_20_Text">accept</text:span> attend la connexion d'un client et retourne un nouveau socket connecté au client ainsi que l'adresse du client. </text:p>
            <text:p text:style-name="Preformatted_20_Text"># lier l'interface par défaut sur le port 6666</text:p>
            <text:p text:style-name="Preformatted_20_Text">s.bind(('0.0.0.0',6666))</text:p>
            <text:p text:style-name="Preformatted_20_Text">s.listen(1)</text:p>
            <text:p text:style-name="Preformatted_20_Text"/>
            <text:p text:style-name="P3">sc, addr = s.accept()</text:p>
            <text:p text:style-name="Text_20_body">(<text:span text:style-name="T3">Note:</text:span> pour la programmation d'un serveur pouvant gérer plusieurs clients simultanément, on se tournera vers le module <text:a xlink:type="simple" xlink:href="https://docs.python.org/3.5/library/select.html#select.select" text:style-name="Internet_20_link" text:visited-style-name="Visited_20_Internet_20_Link"><text:span text:style-name="Source_20_Text">select</text:span></text:a>.) </text:p>
            <text:h text:style-name="Heading_20_3" text:outline-level="3">Côté client : connecter le socket</text:h>
            <text:p text:style-name="Text_20_body">Une fois le socket créé sur le client, nous pouvons le connecter à une adresse IP et un port, sur un serveur en attente d'une connexion. </text:p>
            <text:p text:style-name="Preformatted_20_Text"># connexion sur la machine 127.0.0.1 (localhost) sur le port 6666</text:p>
            <text:p text:style-name="P3">s.connect(('127.0.0.1',6666))</text:p>
            <text:p text:style-name="Text_20_body"><text:span text:style-name="T3">remarque.</text:span> La fonction <text:span text:style-name="Source_20_Text">gethostbyname</text:span> peut être utilisée pour obtenir l'adresse IP d'un nom d'hôte. Par exemple, <text:span text:style-name="Source_20_Text">gethostbyname("localhost")</text:span> retourne <text:span text:style-name="Source_20_Text">127.0.0.1</text:span>. </text:p>
            <text:h text:style-name="Heading_20_2" text:outline-level="2">Utiliser un socket</text:h>
            <text:p text:style-name="Text_20_body">Le socket est connecté, il n'y a plus qu'à envoyer ou recevoir des données. Celles-ci doivent être codées sous forme de <text:span text:style-name="Source_20_Text">bytes</text:span>. La conversion entre les chaînes de texte <text:span text:style-name="Source_20_Text">utf-8</text:span> et les <text:span text:style-name="Source_20_Text">bytes</text:span> se réalise à l'aide des fonctions <text:span text:style-name="Source_20_Text">encode</text:span> et <text:span text:style-name="Source_20_Text">decode</text:span> : <text:span text:style-name="Source_20_Text">send(msg.encode('utf-8'))</text:span> ou <text:span text:style-name="Source_20_Text">recv(1024).decode('utf-8')</text:span>. </text:p>
            <text:h text:style-name="Heading_20_3" text:outline-level="3">envoyer à un bout</text:h>
            <text:p text:style-name="Preformatted_20_Text">msg = "bonjour\n"</text:p>
            <text:p text:style-name="Preformatted_20_Text">buf = msg.encode('utf-8')</text:p>
            <text:p text:style-name="P3">c.send(buf)</text:p>
            <text:h text:style-name="Heading_20_3" text:outline-level="3">recevoir à l'autre bout</text:h>
            <text:p text:style-name="Preformatted_20_Text">data = s.recv(1024)</text:p>
            <text:p text:style-name="P3">msg = data.decode('utf-8')</text:p>
            <text:p text:style-name="Text_20_body"><text:span text:style-name="T3">remarque.</text:span> La fonction <text:span text:style-name="Source_20_Text">recv</text:span> est bloquante : tant qu'elle ne reçoit rien, elle attend. </text:p>
            <text:h text:style-name="Heading_20_2" text:outline-level="2"><text:soft-page-break/>Déconnecter un socket</text:h>
            <text:p text:style-name="P3">s.close()</text:p>
            <text:h text:style-name="Heading_20_1" text:outline-level="1">Quelques liens</text:h>
            <text:list xml:id="list8325735898525820342" text:style-name="L7">
              <text:list-item>
                <text:p text:style-name="P17"><text:a xlink:type="simple" xlink:href="https://docs.python.org/3.5/library/socket.html" text:style-name="Internet_20_link" text:visited-style-name="Visited_20_Internet_20_Link">doc sur le module </text:a><text:a xlink:type="simple" xlink:href="https://docs.python.org/3.5/library/socket.html" text:style-name="Internet_20_link" text:visited-style-name="Visited_20_Internet_20_Link"><text:span text:style-name="Source_20_Text">socket</text:span></text:a> </text:p>
              </text:list-item>
              <text:list-item>
                <text:p text:style-name="P17"><text:a xlink:type="simple" xlink:href="https://docs.python.org/3.5/howto/sockets.html" text:style-name="Internet_20_link" text:visited-style-name="Visited_20_Internet_20_Link">socket programming HowTo</text:a> </text:p>
              </text:list-item>
              <text:list-item>
                <text:p text:style-name="P17"><text:a xlink:type="simple" xlink:href="https://docs.python.org/3.5/library/select.html" text:style-name="Internet_20_link" text:visited-style-name="Visited_20_Internet_20_Link">doc sur le module </text:a><text:a xlink:type="simple" xlink:href="https://docs.python.org/3.5/library/select.html" text:style-name="Internet_20_link" text:visited-style-name="Visited_20_Internet_20_Link"><text:span text:style-name="Source_20_Text">select</text:span></text:a> </text:p>
              </text:list-item>
              <text:list-item>
                <text:p text:style-name="P17"><text:a xlink:type="simple" xlink:href="https://openclassrooms.com/courses/apprenez-a-programmer-en-python/le-reseau" text:style-name="Internet_20_link" text:visited-style-name="Visited_20_Internet_20_Link">programmation réseau en python sur openclassrooms</text:a> </text:p>
              </text:list-item>
              <text:list-item>
                <text:p text:style-name="P17"><text:a xlink:type="simple" xlink:href="https://www.ietf.org/rfc.html" text:style-name="Internet_20_link" text:visited-style-name="Visited_20_Internet_20_Link">les RFC</text:a> </text:p>
              </text:list-item>
              <text:list-item>
                <text:p text:style-name="P10"><text:a xlink:type="simple" xlink:href="ftp://ftp.icb.net/pub/icb/src/icbd/Protocol.html" text:style-name="Internet_20_link" text:visited-style-name="Visited_20_Internet_20_Link">la spécification d'ICB</text:a> </text:p>
              </text:list-item>
            </text:list>
          </text:section>
          <text:section text:style-name="Sect1" text:name="pied">
            <text:p text:style-name="Text_20_body">Dernière modification le 17 Novembre 2017. </text:p>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13:49:55.090028250</meta:creation-date>
    <dc:date>2017-12-14T14:15:40.657512500</dc:date>
    <meta:editing-duration>PT3M13S</meta:editing-duration>
    <meta:editing-cycles>2</meta:editing-cycles>
    <meta:generator>LibreOffice/5.1.6.2$Linux_X86_64 LibreOffice_project/10m0$Build-2</meta:generator>
    <meta:document-statistic meta:table-count="2" meta:image-count="0" meta:object-count="0" meta:page-count="6" meta:paragraph-count="184" meta:word-count="1757" meta:character-count="10969" meta:non-whitespace-character-count="9018"/>
  </office:meta>
</office:document-meta>
</file>